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2"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number text:level="3"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2"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style:num-suffix="." style:num-list-format-name="NLF2"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2"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2"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style>
    <style:style style:name="P1" style:parent-style-name="Standaard" style:master-page-name="MP0" style:family="paragraph">
      <style:paragraph-properties fo:break-before="page" style:page-number="0"/>
    </style:style>
    <style:style style:name="P4" style:parent-style-name="Geenafstand" style:family="paragraph">
      <style:text-properties fo:color="#FFFFFF" fo:font-size="24pt" style:font-size-asian="24pt" style:font-size-complex="24pt"/>
    </style:style>
    <style:style style:name="T5" style:parent-style-name="Standaardalinea-lettertype" style:family="text">
      <style:text-properties style:font-name="Verdana" fo:font-size="28pt" style:font-size-asian="28pt" style:font-size-complex="28pt"/>
    </style:style>
    <style:style style:name="P6" style:parent-style-name="Geenafstand" style:family="paragraph">
      <style:paragraph-properties fo:margin-top="0.0833in"/>
    </style:style>
    <style:style style:name="T7" style:parent-style-name="Standaardalinea-lettertype" style:family="text">
      <style:text-properties style:font-name="Verdana" fo:color="#156082" fo:font-size="18pt" style:font-size-asian="18pt" style:font-size-complex="18pt"/>
    </style:style>
    <style:style style:name="P8" style:parent-style-name="Standaard" style:family="paragraph">
      <style:paragraph-properties fo:break-before="page"/>
    </style:style>
    <style:style style:name="T9" style:parent-style-name="Hyperlink" style:family="text">
      <style:text-properties fo:language="en" fo:country="US"/>
    </style:style>
    <style:style style:name="P10" style:parent-style-name="Standaard" style:family="paragraph">
      <style:paragraph-properties fo:break-before="page"/>
    </style:style>
    <style:style style:name="P11" style:parent-style-name="Kop3" style:family="paragraph">
      <style:text-properties style:font-name="Verdana"/>
    </style:style>
    <style:style style:name="P12" style:parent-style-name="Standaard" style:family="paragraph">
      <style:text-properties style:font-name="Verdana"/>
    </style:style>
    <style:style style:name="P13" style:parent-style-name="Standaard" style:family="paragraph">
      <style:text-properties style:font-name="Verdana"/>
    </style:style>
    <style:style style:name="P14" style:parent-style-name="Standaard" style:family="paragraph">
      <style:text-properties style:font-name="Verdana"/>
    </style:style>
    <style:style style:name="P15" style:parent-style-name="Kop3" style:family="paragraph">
      <style:text-properties style:font-name="Verdana"/>
    </style:style>
    <style:style style:name="P16" style:parent-style-name="Kop4" style:family="paragraph">
      <style:text-properties style:font-name="Verdana"/>
    </style:style>
    <style:style style:name="P17" style:parent-style-name="Standaard" style:family="paragraph">
      <style:text-properties style:font-name="Verdana"/>
    </style:style>
    <style:style style:name="P18" style:parent-style-name="Kop4" style:family="paragraph">
      <style:text-properties style:font-name="Verdana"/>
    </style:style>
    <style:style style:name="P19" style:parent-style-name="Lijstalinea" style:list-style-name="LFO1" style:family="paragraph">
      <style:text-properties style:font-name="Verdana"/>
    </style:style>
    <style:style style:name="P20" style:parent-style-name="Lijstalinea" style:list-style-name="LFO1" style:family="paragraph">
      <style:text-properties style:font-name="Verdana"/>
    </style:style>
    <style:style style:name="P21" style:parent-style-name="Lijstalinea" style:list-style-name="LFO1" style:family="paragraph">
      <style:text-properties style:font-name="Verdana"/>
    </style:style>
    <style:style style:name="P22" style:parent-style-name="Standaard" style:family="paragraph">
      <style:text-properties style:font-name="Verdana"/>
    </style:style>
    <style:style style:name="P23" style:parent-style-name="Standaard" style:family="paragraph">
      <style:text-properties style:font-name="Verdana"/>
    </style:style>
    <style:style style:name="P24" style:parent-style-name="Standaard" style:family="paragraph">
      <style:text-properties style:font-name="Verdana"/>
    </style:style>
    <style:style style:name="P25" style:parent-style-name="Standaard" style:family="paragraph">
      <style:text-properties style:font-name="Verdana"/>
    </style:style>
    <style:style style:name="P26" style:parent-style-name="Standaard" style:family="paragraph">
      <style:text-properties style:font-name="Verdana"/>
    </style:style>
    <style:style style:name="P27" style:parent-style-name="Standaard" style:family="paragraph">
      <style:text-properties style:font-name="Verdana"/>
    </style:style>
    <style:style style:name="P28" style:parent-style-name="Standaard" style:family="paragraph">
      <style:text-properties style:font-name="Verdana"/>
    </style:style>
    <style:style style:name="P29" style:parent-style-name="Kop3" style:family="paragraph">
      <style:text-properties style:font-name="Verdana"/>
    </style:style>
    <style:style style:name="P30" style:parent-style-name="Standaard" style:family="paragraph">
      <style:text-properties style:font-name="Verdana"/>
    </style:style>
    <style:style style:name="P31" style:parent-style-name="Kop4" style:family="paragraph">
      <style:text-properties style:font-name="Verdana"/>
    </style:style>
    <style:style style:name="P32" style:parent-style-name="Standaard" style:family="paragraph">
      <style:text-properties style:font-name="Verdana"/>
    </style:style>
    <style:style style:name="P33" style:parent-style-name="Kop4" style:family="paragraph">
      <style:text-properties style:font-name="Verdana"/>
    </style:style>
    <style:style style:name="P34" style:parent-style-name="Standaard" style:family="paragraph">
      <style:text-properties style:font-name="Verdana"/>
    </style:style>
    <style:style style:name="P35" style:parent-style-name="Normaalweb" style:list-style-name="LFO2" style:family="paragraph">
      <style:text-properties style:font-name="Verdana"/>
    </style:style>
    <style:style style:name="P36" style:parent-style-name="Normaalweb" style:list-style-name="LFO2" style:family="paragraph">
      <style:text-properties style:font-name="Verdana"/>
    </style:style>
    <style:style style:name="P37" style:parent-style-name="Normaalweb" style:list-style-name="LFO2" style:family="paragraph">
      <style:text-properties style:font-name="Verdana"/>
    </style:style>
    <style:style style:name="P38" style:parent-style-name="Normaalweb" style:list-style-name="LFO2" style:family="paragraph">
      <style:text-properties style:font-name="Verdana"/>
    </style:style>
    <style:style style:name="P39" style:parent-style-name="Normaalweb" style:list-style-name="LFO2" style:family="paragraph">
      <style:text-properties style:font-name="Verdana"/>
    </style:style>
    <style:style style:name="P40" style:parent-style-name="Normaalweb" style:list-style-name="LFO2" style:family="paragraph">
      <style:text-properties style:font-name="Verdana"/>
    </style:style>
    <style:style style:name="P41" style:parent-style-name="Normaalweb" style:list-style-name="LFO2" style:family="paragraph">
      <style:text-properties style:font-name="Verdana"/>
    </style:style>
    <style:style style:name="P42" style:parent-style-name="Normaalweb" style:list-style-name="LFO2" style:family="paragraph">
      <style:text-properties style:font-name="Verdana"/>
    </style:style>
    <style:style style:name="P43" style:parent-style-name="Standaard" style:family="paragraph">
      <style:text-properties style:font-name="Verdana"/>
    </style:style>
    <style:style style:name="P44" style:parent-style-name="Standaard" style:family="paragraph">
      <style:text-properties style:font-name="Verdana"/>
    </style:style>
    <style:style style:name="P45" style:parent-style-name="Standaard" style:family="paragraph">
      <style:text-properties style:font-name="Verdana"/>
    </style:style>
    <style:style style:name="P46" style:parent-style-name="Standaard" style:family="paragraph">
      <style:text-properties style:font-name="Verdana"/>
    </style:style>
    <style:style style:name="P47" style:parent-style-name="Kop3" style:family="paragraph">
      <style:text-properties style:font-name="Verdana"/>
    </style:style>
    <style:style style:name="P48" style:parent-style-name="Kop4" style:family="paragraph">
      <style:text-properties style:font-name="Verdana" fo:font-weight="bold" style:font-weight-asian="bold" style:font-weight-complex="bold" fo:font-style="normal" style:font-style-asian="normal" style:font-style-complex="normal"/>
    </style:style>
    <style:style style:name="P49" style:parent-style-name="Standaard" style:family="paragraph">
      <style:text-properties style:font-name="Verdana"/>
    </style:style>
    <style:style style:name="P50" style:parent-style-name="Kop4" style:family="paragraph">
      <style:text-properties style:font-name="Verdana" fo:font-weight="bold" style:font-weight-asian="bold" style:font-weight-complex="bold" fo:font-style="normal" style:font-style-asian="normal" style:font-style-complex="normal"/>
    </style:style>
    <style:style style:name="P51" style:parent-style-name="Standaard" style:family="paragraph">
      <style:text-properties style:font-name="Verdana"/>
    </style:style>
    <style:style style:name="P52" style:parent-style-name="Kop4" style:family="paragraph">
      <style:text-properties style:font-name="Verdana" fo:font-weight="bold" style:font-weight-asian="bold" style:font-weight-complex="bold" fo:font-style="normal" style:font-style-asian="normal" style:font-style-complex="normal"/>
    </style:style>
    <style:style style:name="P53" style:parent-style-name="Standaard" style:family="paragraph">
      <style:text-properties style:font-name="Verdana"/>
    </style:style>
    <style:style style:name="P54" style:parent-style-name="Standaard" style:family="paragraph">
      <style:text-properties style:font-name="Verdana"/>
    </style:style>
    <style:style style:name="P55" style:parent-style-name="Standaard" style:family="paragraph">
      <style:text-properties style:font-name="Verdana"/>
    </style:style>
    <style:style style:name="P56" style:parent-style-name="Standaard" style:family="paragraph">
      <style:text-properties style:font-name="Verdana"/>
    </style:style>
    <style:style style:name="P57" style:parent-style-name="Standaard" style:family="paragraph">
      <style:text-properties style:font-name="Verdana"/>
    </style:style>
    <style:style style:name="P58" style:parent-style-name="Standaard" style:family="paragraph">
      <style:text-properties style:font-name="Verdana"/>
    </style:style>
    <style:style style:name="P59" style:parent-style-name="Standaard" style:family="paragraph">
      <style:text-properties style:font-name="Verdana"/>
    </style:style>
    <style:style style:name="P60" style:parent-style-name="Standaard" style:family="paragraph">
      <style:text-properties style:font-name="Verdana"/>
    </style:style>
    <style:style style:name="P61" style:parent-style-name="Standaard" style:family="paragraph">
      <style:text-properties style:font-name="Verdana"/>
    </style:style>
    <style:style style:name="P62" style:parent-style-name="Standaard" style:family="paragraph">
      <style:text-properties style:font-name="Verdana"/>
    </style:style>
    <style:style style:name="P63" style:parent-style-name="Standaard" style:family="paragraph">
      <style:text-properties style:font-name="Verdana"/>
    </style:style>
    <style:style style:name="P64" style:parent-style-name="Standaard" style:family="paragraph">
      <style:text-properties style:font-name="Verdana"/>
    </style:style>
    <style:style style:name="P65" style:parent-style-name="Kop3" style:family="paragraph">
      <style:text-properties style:font-name="Verdana"/>
    </style:style>
    <style:style style:name="P66" style:parent-style-name="Standaard" style:family="paragraph">
      <style:paragraph-properties fo:margin-top="0.0694in" fo:margin-bottom="0.0694in" fo:line-height="100%"/>
      <style:text-properties style:font-name="Verdana" style:font-name-asian="Times New Roman" style:letter-kerning="false" style:language-asian="nl" style:country-asian="NL"/>
    </style:style>
    <style:style style:name="P67" style:parent-style-name="Standaard" style:list-style-name="LFO3" style:family="paragraph">
      <style:paragraph-properties fo:margin-top="0.0694in" fo:margin-bottom="0.0694in" fo:line-height="100%"/>
    </style:style>
    <style:style style:name="T68" style:parent-style-name="Standaardalinea-lettertype" style:family="text">
      <style:text-properties style:font-name="Verdana" style:font-name-asian="Times New Roman" fo:font-weight="bold" style:font-weight-asian="bold" style:font-weight-complex="bold" style:letter-kerning="false" style:language-asian="nl" style:country-asian="NL"/>
    </style:style>
    <style:style style:name="P69" style:parent-style-name="Standaard" style:family="paragraph">
      <style:paragraph-properties fo:margin-top="0.0694in" fo:margin-bottom="0.0694in" fo:line-height="100%"/>
      <style:text-properties style:font-name="Verdana" style:font-name-asian="Times New Roman" style:letter-kerning="false" style:language-asian="nl" style:country-asian="NL"/>
    </style:style>
    <style:style style:name="P70" style:parent-style-name="Standaard" style:list-style-name="LFO3" style:family="paragraph">
      <style:paragraph-properties fo:margin-top="0.0694in" fo:margin-bottom="0.0694in" fo:line-height="100%"/>
    </style:style>
    <style:style style:name="T71" style:parent-style-name="Standaardalinea-lettertype" style:family="text">
      <style:text-properties style:font-name="Verdana" style:font-name-asian="Times New Roman" fo:font-weight="bold" style:font-weight-asian="bold" style:font-weight-complex="bold" style:letter-kerning="false" style:language-asian="nl" style:country-asian="NL"/>
    </style:style>
    <style:style style:name="P72" style:parent-style-name="Standaard" style:family="paragraph">
      <style:paragraph-properties fo:margin-top="0.0694in" fo:margin-bottom="0.0694in" fo:line-height="100%"/>
      <style:text-properties style:font-name="Verdana" style:font-name-asian="Times New Roman" style:letter-kerning="false" style:language-asian="nl" style:country-asian="NL"/>
    </style:style>
    <style:style style:name="P73" style:parent-style-name="Standaard" style:list-style-name="LFO3" style:family="paragraph">
      <style:paragraph-properties fo:margin-top="0.0694in" fo:margin-bottom="0.0694in" fo:line-height="100%"/>
    </style:style>
    <style:style style:name="T74" style:parent-style-name="Standaardalinea-lettertype" style:family="text">
      <style:text-properties style:font-name="Verdana" style:font-name-asian="Times New Roman" fo:font-weight="bold" style:font-weight-asian="bold" style:font-weight-complex="bold" style:letter-kerning="false" style:language-asian="nl" style:country-asian="NL"/>
    </style:style>
    <style:style style:name="P75" style:parent-style-name="Standaard" style:family="paragraph">
      <style:paragraph-properties fo:margin-top="0.0694in" fo:margin-bottom="0.0694in" fo:line-height="100%"/>
      <style:text-properties style:font-name="Verdana" style:font-name-asian="Times New Roman" style:letter-kerning="false" style:language-asian="nl" style:country-asian="NL"/>
    </style:style>
    <style:style style:name="P76" style:parent-style-name="Standaard" style:list-style-name="LFO3" style:family="paragraph">
      <style:paragraph-properties fo:margin-top="0.0694in" fo:margin-bottom="0.0694in" fo:line-height="100%"/>
    </style:style>
    <style:style style:name="T77" style:parent-style-name="Standaardalinea-lettertype" style:family="text">
      <style:text-properties style:font-name="Verdana" style:font-name-asian="Times New Roman" fo:font-weight="bold" style:font-weight-asian="bold" style:font-weight-complex="bold" style:letter-kerning="false" style:language-asian="nl" style:country-asian="NL"/>
    </style:style>
    <style:style style:name="P78" style:parent-style-name="Standaard" style:family="paragraph">
      <style:paragraph-properties fo:margin-top="0.0694in" fo:margin-bottom="0.0694in" fo:line-height="100%"/>
      <style:text-properties style:font-name="Verdana" style:font-name-asian="Times New Roman" style:letter-kerning="false" style:language-asian="nl" style:country-asian="NL"/>
    </style:style>
    <style:style style:name="P79" style:parent-style-name="Standaard" style:list-style-name="LFO3" style:family="paragraph">
      <style:paragraph-properties fo:margin-top="0.0694in" fo:margin-bottom="0.0694in" fo:line-height="100%"/>
    </style:style>
    <style:style style:name="T80" style:parent-style-name="Standaardalinea-lettertype" style:family="text">
      <style:text-properties style:font-name="Verdana" style:font-name-asian="Times New Roman" fo:font-weight="bold" style:font-weight-asian="bold" style:font-weight-complex="bold" style:letter-kerning="false" style:language-asian="nl" style:country-asian="NL"/>
    </style:style>
    <style:style style:name="P81" style:parent-style-name="Standaard" style:family="paragraph">
      <style:paragraph-properties fo:margin-top="0.0694in" fo:margin-bottom="0.0694in" fo:line-height="100%"/>
      <style:text-properties style:font-name="Verdana" style:font-name-asian="Times New Roman" style:letter-kerning="false" style:language-asian="nl" style:country-asian="NL"/>
    </style:style>
    <style:style style:name="P82" style:parent-style-name="Standaard" style:family="paragraph">
      <style:paragraph-properties fo:margin-top="0.0694in" fo:margin-bottom="0.0694in" fo:line-height="100%"/>
      <style:text-properties style:font-name="Verdana" style:font-name-asian="Times New Roman" style:letter-kerning="false" style:language-asian="nl" style:country-asian="NL"/>
    </style:style>
    <style:style style:name="P83" style:parent-style-name="Standaard" style:family="paragraph">
      <style:paragraph-properties fo:margin-top="0.0694in" fo:margin-bottom="0.0694in" fo:line-height="100%"/>
      <style:text-properties style:font-name="Verdana" style:font-name-asian="Times New Roman" style:letter-kerning="false" style:language-asian="nl" style:country-asian="NL"/>
    </style:style>
    <style:style style:name="P84" style:parent-style-name="Standaard" style:family="paragraph">
      <style:paragraph-properties fo:margin-top="0.0694in" fo:margin-bottom="0.0694in" fo:line-height="100%"/>
      <style:text-properties style:font-name="Verdana" style:font-name-asian="Times New Roman" style:letter-kerning="false" style:language-asian="nl" style:country-asian="NL"/>
    </style:style>
    <style:style style:name="P85" style:parent-style-name="Kop3" style:family="paragraph">
      <style:text-properties style:font-name="Verdana"/>
    </style:style>
    <style:style style:name="P86" style:parent-style-name="Standaard" style:family="paragraph">
      <style:text-properties style:font-name="Verdana"/>
    </style:style>
    <style:style style:name="P87" style:parent-style-name="Standaard" style:family="paragraph">
      <style:text-properties style:font-name="Verdana"/>
    </style:style>
    <style:style style:name="P88" style:parent-style-name="Standaard" style:family="paragraph">
      <style:text-properties style:font-name="Verdana"/>
    </style:style>
    <style:style style:name="P89" style:parent-style-name="Standaard" style:family="paragraph">
      <style:text-properties style:font-name="Verdana"/>
    </style:style>
    <style:style style:name="P90" style:parent-style-name="Standaard" style:family="paragraph">
      <style:text-properties style:font-name="Verdana"/>
    </style:style>
    <style:style style:name="P91" style:parent-style-name="Standaard" style:family="paragraph">
      <style:text-properties style:font-name="Verdana"/>
    </style:style>
    <style:style style:name="P92" style:parent-style-name="Standaard" style:family="paragraph">
      <style:text-properties style:font-name="Verdana"/>
    </style:style>
    <style:style style:name="P93" style:parent-style-name="Standaard" style:family="paragraph">
      <style:text-properties style:font-name="Verdana"/>
    </style:style>
    <style:style style:name="P94" style:parent-style-name="Standaard" style:family="paragraph">
      <style:text-properties style:font-name="Verdana"/>
    </style:style>
    <style:style style:name="P95" style:parent-style-name="Standaard" style:family="paragraph">
      <style:text-properties style:font-name="Verdana"/>
    </style:style>
    <style:style style:name="P96" style:parent-style-name="Standaard" style:family="paragraph">
      <style:text-properties style:font-name="Verdana"/>
    </style:style>
    <style:style style:name="P97" style:parent-style-name="Standaard" style:family="paragraph">
      <style:text-properties style:font-name="Verdana"/>
    </style:style>
    <style:style style:name="P98" style:parent-style-name="Standaard" style:family="paragraph">
      <style:text-properties style:font-name="Verdana"/>
    </style:style>
    <style:style style:name="P99" style:parent-style-name="Standaard" style:family="paragraph">
      <style:text-properties style:font-name="Verdana"/>
    </style:style>
    <style:style style:name="P100" style:parent-style-name="Standaard" style:family="paragraph">
      <style:text-properties style:font-name="Verdana"/>
    </style:style>
    <style:style style:name="P101" style:parent-style-name="Standaard" style:family="paragraph">
      <style:text-properties style:font-name="Verdana"/>
    </style:style>
    <style:style style:name="P102" style:parent-style-name="Standaard" style:family="paragraph">
      <style:text-properties style:font-name="Verdana"/>
    </style:style>
    <style:style style:name="P103" style:parent-style-name="Standaard" style:family="paragraph">
      <style:text-properties style:font-name="Verdana"/>
    </style:style>
    <style:style style:name="P104" style:parent-style-name="Kop3" style:family="paragraph">
      <style:text-properties style:font-name="Verdana"/>
    </style:style>
    <style:style style:name="T105" style:parent-style-name="Standaardalinea-lettertype" style:family="text">
      <style:text-properties style:font-name="Verdana" style:language-asian="nl" style:country-asian="NL"/>
    </style:style>
    <style:style style:name="P106" style:parent-style-name="Standaard" style:family="paragraph">
      <style:paragraph-properties fo:margin-top="0.0694in" fo:margin-bottom="0.0694in" fo:line-height="100%" fo:margin-left="0.25in">
        <style:tab-stops/>
      </style:paragraph-properties>
      <style:text-properties style:font-name="Verdana" style:font-name-asian="Times New Roman" style:letter-kerning="false" style:language-asian="nl" style:country-asian="NL" fo:hyphenate="true"/>
    </style:style>
    <style:style style:name="P107" style:parent-style-name="Standaard" style:family="paragraph">
      <style:paragraph-properties fo:margin-top="0.0694in" fo:margin-bottom="0.0694in" fo:line-height="100%"/>
      <style:text-properties fo:hyphenate="true"/>
    </style:style>
    <style:style style:name="T108" style:parent-style-name="Standaardalinea-lettertype" style:family="text">
      <style:text-properties style:font-name="Verdana" style:font-name-asian="Times New Roman" fo:font-weight="bold" style:font-weight-asian="bold" style:font-weight-complex="bold" style:letter-kerning="false" style:language-asian="nl" style:country-asian="NL"/>
    </style:style>
    <style:style style:name="P109" style:parent-style-name="Standaard" style:family="paragraph">
      <style:paragraph-properties fo:margin-top="0.0694in" fo:margin-bottom="0.0694in" fo:line-height="100%" fo:margin-left="0.25in">
        <style:tab-stops/>
      </style:paragraph-properties>
      <style:text-properties style:font-name="Verdana" style:font-name-asian="Times New Roman" style:letter-kerning="false" style:language-asian="nl" style:country-asian="NL" fo:hyphenate="true"/>
    </style:style>
    <style:style style:name="P110" style:parent-style-name="Standaard" style:family="paragraph">
      <style:paragraph-properties fo:margin-top="0.0694in" fo:margin-bottom="0.0694in" fo:line-height="100%"/>
      <style:text-properties fo:hyphenate="true"/>
    </style:style>
    <style:style style:name="T111" style:parent-style-name="Standaardalinea-lettertype" style:family="text">
      <style:text-properties style:font-name="Verdana" style:font-name-asian="Times New Roman" fo:font-weight="bold" style:font-weight-asian="bold" style:font-weight-complex="bold" style:letter-kerning="false" style:language-asian="nl" style:country-asian="NL"/>
    </style:style>
    <style:style style:name="P112" style:parent-style-name="Standaard" style:family="paragraph">
      <style:paragraph-properties fo:margin-top="0.0694in" fo:margin-bottom="0.0694in" fo:line-height="100%" fo:margin-left="0.25in">
        <style:tab-stops/>
      </style:paragraph-properties>
      <style:text-properties style:font-name="Verdana" style:font-name-asian="Times New Roman" style:letter-kerning="false" style:language-asian="nl" style:country-asian="NL" fo:hyphenate="true"/>
    </style:style>
    <style:style style:name="P113" style:parent-style-name="Standaard" style:family="paragraph">
      <style:paragraph-properties fo:margin-top="0.0694in" fo:margin-bottom="0.0694in" fo:line-height="100%"/>
      <style:text-properties fo:hyphenate="true"/>
    </style:style>
    <style:style style:name="T114" style:parent-style-name="Standaardalinea-lettertype" style:family="text">
      <style:text-properties style:font-name="Verdana" style:font-name-asian="Times New Roman" fo:font-weight="bold" style:font-weight-asian="bold" style:font-weight-complex="bold" style:letter-kerning="false" style:language-asian="nl" style:country-asian="NL"/>
    </style:style>
    <style:style style:name="P115" style:parent-style-name="Standaard" style:family="paragraph">
      <style:paragraph-properties fo:margin-top="0.0694in" fo:margin-bottom="0.0694in" fo:line-height="100%" fo:margin-left="0.25in">
        <style:tab-stops/>
      </style:paragraph-properties>
      <style:text-properties style:font-name="Verdana" style:font-name-asian="Times New Roman" style:letter-kerning="false" style:language-asian="nl" style:country-asian="NL" fo:hyphenate="true"/>
    </style:style>
    <style:style style:name="P116" style:parent-style-name="Standaard" style:family="paragraph">
      <style:paragraph-properties fo:margin-top="0.0694in" fo:margin-bottom="0.0694in" fo:line-height="100%"/>
      <style:text-properties fo:hyphenate="true"/>
    </style:style>
    <style:style style:name="T117" style:parent-style-name="Standaardalinea-lettertype" style:family="text">
      <style:text-properties style:font-name="Verdana" style:font-name-asian="Times New Roman" fo:font-weight="bold" style:font-weight-asian="bold" style:font-weight-complex="bold" style:letter-kerning="false" style:language-asian="nl" style:country-asian="NL"/>
    </style:style>
    <style:style style:name="P118" style:parent-style-name="Standaard" style:family="paragraph">
      <style:paragraph-properties fo:margin-top="0.0694in" fo:margin-bottom="0.0694in" fo:line-height="100%" fo:margin-left="0.25in">
        <style:tab-stops/>
      </style:paragraph-properties>
      <style:text-properties style:font-name="Verdana" style:font-name-asian="Times New Roman" style:letter-kerning="false" style:language-asian="nl" style:country-asian="NL" fo:hyphenate="true"/>
    </style:style>
    <style:style style:name="P119" style:parent-style-name="Standaard" style:family="paragraph">
      <style:paragraph-properties fo:margin-top="0.0694in" fo:margin-bottom="0.0694in" fo:line-height="100%"/>
      <style:text-properties fo:hyphenate="true"/>
    </style:style>
    <style:style style:name="T120" style:parent-style-name="Standaardalinea-lettertype" style:family="text">
      <style:text-properties style:font-name="Verdana" style:font-name-asian="Times New Roman" fo:font-weight="bold" style:font-weight-asian="bold" style:font-weight-complex="bold" style:letter-kerning="false" style:language-asian="nl" style:country-asian="NL"/>
    </style:style>
    <style:style style:name="P121" style:parent-style-name="Standaard" style:family="paragraph">
      <style:paragraph-properties fo:margin-top="0.0694in" fo:margin-bottom="0.0694in" fo:line-height="100%" fo:margin-left="0.25in">
        <style:tab-stops/>
      </style:paragraph-properties>
      <style:text-properties style:font-name="Verdana" style:font-name-asian="Times New Roman" style:letter-kerning="false" style:language-asian="nl" style:country-asian="NL" fo:hyphenate="true"/>
    </style:style>
    <style:style style:name="P122" style:parent-style-name="Standaard" style:family="paragraph">
      <style:paragraph-properties fo:margin-top="0.0694in" fo:margin-bottom="0.0694in" fo:line-height="100%"/>
      <style:text-properties fo:hyphenate="true"/>
    </style:style>
    <style:style style:name="T123" style:parent-style-name="Standaardalinea-lettertype" style:family="text">
      <style:text-properties style:font-name="Verdana" style:font-name-asian="Times New Roman" fo:font-weight="bold" style:font-weight-asian="bold" style:font-weight-complex="bold" style:letter-kerning="false" style:language-asian="nl" style:country-asian="NL"/>
    </style:style>
    <style:style style:name="P124" style:parent-style-name="Standaard" style:family="paragraph">
      <style:paragraph-properties fo:margin-top="0.0694in" fo:margin-bottom="0.0694in" fo:line-height="100%" fo:margin-left="0.25in">
        <style:tab-stops/>
      </style:paragraph-properties>
      <style:text-properties style:font-name="Verdana" style:font-name-asian="Times New Roman" style:letter-kerning="false" style:language-asian="nl" style:country-asian="NL" fo:hyphenate="true"/>
    </style:style>
    <style:style style:name="P125" style:parent-style-name="Standaard" style:family="paragraph">
      <style:paragraph-properties fo:margin-top="0.0694in" fo:margin-bottom="0.0694in" fo:line-height="100%"/>
      <style:text-properties fo:hyphenate="true"/>
    </style:style>
    <style:style style:name="T126" style:parent-style-name="Standaardalinea-lettertype" style:family="text">
      <style:text-properties style:font-name="Verdana" style:font-name-asian="Times New Roman" fo:font-weight="bold" style:font-weight-asian="bold" style:font-weight-complex="bold" style:letter-kerning="false" style:language-asian="nl" style:country-asian="NL"/>
    </style:style>
    <style:style style:name="P127" style:parent-style-name="Standaard" style:family="paragraph">
      <style:paragraph-properties fo:margin-top="0.0694in" fo:margin-bottom="0.0694in" fo:line-height="100%" fo:margin-left="0.25in">
        <style:tab-stops/>
      </style:paragraph-properties>
      <style:text-properties style:font-name="Verdana" style:font-name-asian="Times New Roman" style:letter-kerning="false" style:language-asian="nl" style:country-asian="NL" fo:hyphenate="true"/>
    </style:style>
    <style:style style:name="P128" style:parent-style-name="Standaard" style:family="paragraph">
      <style:text-properties style:font-name="Verdana"/>
    </style:style>
    <style:style style:name="P129" style:parent-style-name="Standaard" style:family="paragraph">
      <style:text-properties style:font-name="Verdana"/>
    </style:style>
    <style:style style:name="P130" style:parent-style-name="Standaard" style:family="paragraph">
      <style:text-properties style:font-name="Verdana"/>
    </style:style>
    <style:style style:name="P131" style:parent-style-name="Standaard" style:family="paragraph">
      <style:text-properties style:font-name="Verdana"/>
    </style:style>
    <style:style style:name="P132" style:parent-style-name="Standaard" style:family="paragraph">
      <style:text-properties style:font-name="Verdana"/>
    </style:style>
    <style:style style:name="P133" style:parent-style-name="Standaard" style:family="paragraph">
      <style:text-properties style:font-name="Verdana"/>
    </style:style>
    <style:style style:name="P134" style:parent-style-name="Standaard" style:family="paragraph">
      <style:text-properties style:font-name="Verdana"/>
    </style:style>
    <style:style style:name="P135" style:parent-style-name="Standaard" style:family="paragraph">
      <style:text-properties style:font-name="Verdana"/>
    </style:style>
    <style:style style:name="P136" style:parent-style-name="Standaard" style:family="paragraph">
      <style:text-properties style:font-name="Verdana"/>
    </style:style>
    <style:style style:name="P137" style:parent-style-name="Standaard" style:family="paragraph">
      <style:text-properties style:font-name="Verdana"/>
    </style:style>
    <style:style style:name="P138" style:parent-style-name="Standaard" style:family="paragraph">
      <style:text-properties style:font-name="Verdana"/>
    </style:style>
    <style:style style:name="P139" style:parent-style-name="Standaard" style:family="paragraph">
      <style:text-properties style:font-name="Verdana"/>
    </style:style>
    <style:style style:name="P140" style:parent-style-name="Standaard" style:family="paragraph">
      <style:text-properties style:font-name="Verdana"/>
    </style:style>
    <style:style style:name="P141" style:parent-style-name="Kop3" style:family="paragraph">
      <style:text-properties style:font-name="Verdana"/>
    </style:style>
    <style:style style:name="P142" style:parent-style-name="Standaard" style:family="paragraph">
      <style:text-properties style:font-name="Verdana"/>
    </style:style>
    <style:style style:name="P143" style:parent-style-name="Standaard" style:family="paragraph">
      <style:text-properties style:font-name="Verdana"/>
    </style:style>
    <style:style style:name="P144" style:parent-style-name="Standaard" style:family="paragraph">
      <style:text-properties style:font-name="Verdana"/>
    </style:style>
    <style:style style:name="P145" style:parent-style-name="Standaard" style:family="paragraph">
      <style:text-properties style:font-name="Verdana"/>
    </style:style>
    <style:style style:name="P146" style:parent-style-name="Standaard" style:family="paragraph">
      <style:text-properties style:font-name="Verdana"/>
    </style:style>
    <style:style style:name="P147" style:parent-style-name="Standaard" style:family="paragraph">
      <style:text-properties style:font-name="Verdana"/>
    </style:style>
    <style:style style:name="P148" style:parent-style-name="Kop3" style:family="paragraph">
      <style:text-properties style:font-name="Verdana"/>
    </style:style>
    <style:style style:name="P149" style:parent-style-name="Kop3" style:family="paragraph">
      <style:text-properties style:font-name="Verdana" fo:language="en" fo:country="US"/>
    </style:style>
    <style:style style:name="T150" style:parent-style-name="Standaardalinea-lettertype" style:family="text">
      <style:text-properties style:font-name="Verdana" fo:language="en" fo:country="US"/>
    </style:style>
    <style:style style:name="T151" style:parent-style-name="Hyperlink" style:family="text">
      <style:text-properties style:font-name="Verdana" fo:language="en" fo:country="US"/>
    </style:style>
    <style:style style:name="T152" style:parent-style-name="Standaardalinea-lettertype" style:family="text">
      <style:text-properties style:font-name="Verdana" fo:language="en" fo:country="US"/>
    </style:style>
    <style:style style:name="T153" style:parent-style-name="Standaardalinea-lettertype" style:family="text">
      <style:text-properties style:font-name="Verdana" fo:language="en" fo:country="US"/>
    </style:style>
    <style:style style:name="T154" style:parent-style-name="Standaardalinea-lettertype" style:family="text">
      <style:text-properties style:font-name="Verdana"/>
    </style:style>
    <style:style style:name="T155" style:parent-style-name="Hyperlink" style:family="text">
      <style:text-properties style:font-name="Verdana"/>
    </style:style>
    <style:style style:name="T156" style:parent-style-name="Standaardalinea-lettertype" style:family="text">
      <style:text-properties style:font-name="Verdana"/>
    </style:style>
    <style:style style:name="T157" style:parent-style-name="Standaardalinea-lettertype" style:family="text">
      <style:text-properties style:font-name="Verdana" fo:language="en" fo:country="US"/>
    </style:style>
    <style:style style:name="T158" style:parent-style-name="Standaardalinea-lettertype" style:family="text">
      <style:text-properties style:font-name="Verdana"/>
    </style:style>
    <style:style style:name="T159" style:parent-style-name="Hyperlink" style:family="text">
      <style:text-properties style:font-name="Verdana"/>
    </style:style>
    <style:style style:name="T160" style:parent-style-name="Standaardalinea-lettertype" style:family="text">
      <style:text-properties style:font-name="Verdana"/>
    </style:style>
    <style:style style:name="T161" style:parent-style-name="Standaardalinea-lettertype" style:family="text">
      <style:text-properties style:font-name="Verdana" fo:language="en" fo:country="US"/>
    </style:style>
    <style:style style:name="T162" style:parent-style-name="Standaardalinea-lettertype" style:family="text">
      <style:text-properties style:font-name="Verdana"/>
    </style:style>
    <style:style style:name="T163" style:parent-style-name="Hyperlink" style:family="text">
      <style:text-properties style:font-name="Verdana"/>
    </style:style>
    <style:style style:name="T164" style:parent-style-name="Standaardalinea-lettertype" style:family="text">
      <style:text-properties style:font-name="Verdana"/>
    </style:style>
    <style:style style:name="T165" style:parent-style-name="Standaardalinea-lettertype" style:family="text">
      <style:text-properties style:font-name="Verdana" fo:language="en" fo:country="US"/>
    </style:style>
    <style:style style:family="graphic" style:name="a6">
      <style:graphic-properties draw:fill="solid" draw:fill-color="#ffffff" draw:opacity="100%" draw:stroke="none"/>
    </style:style>
    <style:style style:family="graphic" style:name="a7">
      <style:graphic-properties draw:fill="solid" draw:fill-color="#ffffff" draw:opacity="100%" draw:stroke="none"/>
    </style:style>
    <style:style style:family="graphic" style:name="a8" style:parent-style-name="Graphics">
      <style:graphic-properties fo:wrap-option="wrap" fo:padding-top="0in" fo:padding-bottom="0in" fo:padding-left="0.75in" fo:padding-right="1in" draw:textarea-vertical-align="bottom" draw:textarea-horizontal-align="left" draw:fill="none" draw:stroke="none" draw:auto-grow-width="false" draw:auto-grow-height="false"/>
      <style:paragraph-properties style:font-independent-line-spacing="true" style:writing-mode="lr-tb"/>
    </style:style>
    <style:style style:family="graphic" style:name="a2">
      <style:graphic-properties fo:wrap-option="wrap" fo:padding-top="0.75in" fo:padding-bottom="5in" fo:padding-left="0.75in" fo:padding-right="1in" draw:textarea-vertical-align="top" draw:textarea-horizontal-align="left" draw:fill="gradient" draw:fill-gradient-name="a1" draw:stroke="none" draw:auto-grow-width="false" draw:auto-grow-height="false"/>
      <style:paragraph-properties style:font-independent-line-spacing="true" style:writing-mode="lr-tb"/>
    </style:style>
    <style:style style:family="graphic" style:name="a9">
      <style:graphic-properties style:wrap="run-through" style:run-through="background" style:horizontal-rel="page" style:vertical-rel="page" style:horizontal-pos="center" style:vertical-pos="middle"/>
    </style:style>
    <style:style style:family="graphic" style:name="a3">
      <style:graphic-properties draw:fill="solid" draw:fill-color="#ffffff" draw:opacity="100%" draw:stroke="none"/>
    </style:style>
    <style:style style:family="graphic" style:name="a4">
      <style:graphic-properties draw:fill="solid" draw:fill-color="#ffffff" draw:opacity="100%" draw:stroke="none"/>
    </style:style>
    <style:style style:family="graphic" style:name="a5">
      <style:graphic-properties draw:fill="solid" draw:fill-color="#ffffff" draw:opacity="100%" draw:stroke="none"/>
    </style:style>
  </office:automatic-styles>
  <office:body>
    <office:text text:use-soft-page-breaks="true">
      <text:p text:style-name="P1"><draw:g draw:z-index="251659264" draw:name="Groep 14" draw:id="id10" draw:style-name="a9" text:anchor-type="paragraph"><svg:title/><svg:desc/><draw:g draw:name="Groep 49" draw:id="id8"><svg:title/><svg:desc/><draw:custom-shape svg:x="0in" svg:y="0in" svg:width="7.5in" svg:height="10in" draw:id="id1" draw:style-name="a2" draw:name="Rechthoek 54"><svg:title/><svg:desc/><text:p text:style-name="P4"/><draw:enhanced-geometry draw:type="non-primitive" svg:viewBox="0 0 21600 21600" draw:enhanced-path="M 0 0 L 21600 0 21600 21600 0 21600 Z N"/></draw:custom-shape><draw:g draw:name="Groep 2" draw:id="id7"><svg:title/><svg:desc/><draw:custom-shape svg:x="4.40278in" svg:y="0in" svg:width="3.09201in" svg:height="3.10069in" draw:id="id2" draw:style-name="a3" draw:name="Vrije vorm 56"><svg:title/><svg:desc/><draw:enhanced-geometry draw:type="non-primitive" svg:viewBox="0 0 1781 1786" draw:enhanced-path="M ?f3 ?f2 L ?f0 ?f4 ?f5 ?f0 ?f1 ?f6 ?f3 ?f2 Z N" draw:text-areas="?f27 ?f29 ?f28 ?f30" draw:glue-points="?f31 ?f32 ?f33 ?f34 ?f35 ?f36 ?f37 ?f38 ?f31 ?f32" draw:glue-point-leaving-directions="-90, -90, -90, -90, -90"><draw:equation draw:name="f0" draw:formula="0"/><draw:equation draw:name="f1" draw:formula="1781"/><draw:equation draw:name="f2" draw:formula="1786"/><draw:equation draw:name="f3" draw:formula="4"/><draw:equation draw:name="f4" draw:formula="1782"/><draw:equation draw:name="f5" draw:formula="1776"/><draw:equation draw:name="f6" draw:formula="5"/><draw:equation draw:name="f7" draw:formula="?f2 - ?f0"/><draw:equation draw:name="f8" draw:formula="?f1 - ?f0"/><draw:equation draw:name="f9" draw:formula="?f8 / 1781"/><draw:equation draw:name="f10" draw:formula="?f7 / 1786"/><draw:equation draw:name="f11" draw:formula="4 * ?f8"/><draw:equation draw:name="f12" draw:formula="1786 * ?f7"/><draw:equation draw:name="f13" draw:formula="0 * ?f8"/><draw:equation draw:name="f14" draw:formula="1782 * ?f7"/><draw:equation draw:name="f15" draw:formula="1776 * ?f8"/><draw:equation draw:name="f16" draw:formula="0 * ?f7"/><draw:equation draw:name="f17" draw:formula="1781 * ?f8"/><draw:equation draw:name="f18" draw:formula="5 * ?f7"/><draw:equation draw:name="f19" draw:formula="?f11 / 1781"/><draw:equation draw:name="f20" draw:formula="?f12 / 1786"/><draw:equation draw:name="f21" draw:formula="?f13 / 1781"/><draw:equation draw:name="f22" draw:formula="?f14 / 1786"/><draw:equation draw:name="f23" draw:formula="?f15 / 1781"/><draw:equation draw:name="f24" draw:formula="?f16 / 1786"/><draw:equation draw:name="f25" draw:formula="?f17 / 1781"/><draw:equation draw:name="f26" draw:formula="?f18 / 1786"/><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9"/><draw:equation draw:name="f38" draw:formula="?f26 / ?f10"/></draw:enhanced-geometry></draw:custom-shape><draw:custom-shape svg:x="3.61632in" svg:y="0.24826in" svg:width="3.87847in" svg:height="3.87847in" draw:id="id3" draw:style-name="a4" draw:name="Vrije vorm 57"><svg:title/><svg:desc/><draw:enhanced-geometry draw:type="non-primitive" svg:viewBox="0 0 2234 2234" draw:enhanced-path="M ?f2 ?f1 L ?f0 ?f3 ?f3 ?f0 ?f1 ?f2 ?f2 ?f1 Z N" draw:text-areas="?f14 ?f14 ?f15 ?f15" draw:glue-points="?f16 ?f17 ?f18 ?f19 ?f19 ?f18 ?f17 ?f16 ?f16 ?f17" draw:glue-point-leaving-directions="-90, -90, -90, -90, -90"><draw:equation draw:name="f0" draw:formula="0"/><draw:equation draw:name="f1" draw:formula="2234"/><draw:equation draw:name="f2" draw:formula="5"/><draw:equation draw:name="f3" draw:formula="2229"/><draw:equation draw:name="f4" draw:formula="?f1 - ?f0"/><draw:equation draw:name="f5" draw:formula="?f4 / 2234"/><draw:equation draw:name="f6" draw:formula="5 * ?f4"/><draw:equation draw:name="f7" draw:formula="2234 * ?f4"/><draw:equation draw:name="f8" draw:formula="0 * ?f4"/><draw:equation draw:name="f9" draw:formula="2229 * ?f4"/><draw:equation draw:name="f10" draw:formula="?f6 / 2234"/><draw:equation draw:name="f11" draw:formula="?f7 / 2234"/><draw:equation draw:name="f12" draw:formula="?f8 / 2234"/><draw:equation draw:name="f13" draw:formula="?f9 / 2234"/><draw:equation draw:name="f14" draw:formula="0 / ?f5"/><draw:equation draw:name="f15" draw:formula="?f1 / ?f5"/><draw:equation draw:name="f16" draw:formula="?f10 / ?f5"/><draw:equation draw:name="f17" draw:formula="?f11 / ?f5"/><draw:equation draw:name="f18" draw:formula="?f12 / ?f5"/><draw:equation draw:name="f19" draw:formula="?f13 / ?f5"/></draw:enhanced-geometry></draw:custom-shape><draw:custom-shape svg:x="3.68056in" svg:y="0.11979in" svg:width="3.81424in" svg:height="3.81424in" draw:id="id4" draw:style-name="a5" draw:name="Vrije vorm 58"><svg:title/><svg:desc/><draw:enhanced-geometry draw:type="non-primitive" svg:viewBox="0 0 2197 2197" draw:enhanced-path="M ?f2 ?f1 L ?f0 ?f3 ?f4 ?f0 ?f1 ?f5 ?f2 ?f1 Z N" draw:text-areas="?f20 ?f20 ?f21 ?f21" draw:glue-points="?f22 ?f23 ?f24 ?f25 ?f26 ?f24 ?f23 ?f27 ?f22 ?f23" draw:glue-point-leaving-directions="-90, -90, -90, -90, -90"><draw:equation draw:name="f0" draw:formula="0"/><draw:equation draw:name="f1" draw:formula="2197"/><draw:equation draw:name="f2" draw:formula="9"/><draw:equation draw:name="f3" draw:formula="2193"/><draw:equation draw:name="f4" draw:formula="2188"/><draw:equation draw:name="f5" draw:formula="10"/><draw:equation draw:name="f6" draw:formula="?f1 - ?f0"/><draw:equation draw:name="f7" draw:formula="?f6 / 2197"/><draw:equation draw:name="f8" draw:formula="9 * ?f6"/><draw:equation draw:name="f9" draw:formula="2197 * ?f6"/><draw:equation draw:name="f10" draw:formula="0 * ?f6"/><draw:equation draw:name="f11" draw:formula="2193 * ?f6"/><draw:equation draw:name="f12" draw:formula="2188 * ?f6"/><draw:equation draw:name="f13" draw:formula="10 * ?f6"/><draw:equation draw:name="f14" draw:formula="?f8 / 2197"/><draw:equation draw:name="f15" draw:formula="?f9 / 2197"/><draw:equation draw:name="f16" draw:formula="?f10 / 2197"/><draw:equation draw:name="f17" draw:formula="?f11 / 2197"/><draw:equation draw:name="f18" draw:formula="?f12 / 2197"/><draw:equation draw:name="f19" draw:formula="?f13 / 2197"/><draw:equation draw:name="f20" draw:formula="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4.09028in" svg:y="0.54514in" svg:width="3.40451in" svg:height="3.41319in" draw:id="id5" draw:style-name="a6" draw:name="Vrije vorm 59"><svg:title/><svg:desc/><draw:enhanced-geometry draw:type="non-primitive" svg:viewBox="0 0 1961 1966" draw:enhanced-path="M ?f3 ?f2 L ?f0 ?f4 ?f5 ?f0 ?f1 ?f3 ?f3 ?f2 Z N" draw:text-areas="?f26 ?f28 ?f27 ?f29" draw:glue-points="?f30 ?f31 ?f32 ?f33 ?f34 ?f35 ?f36 ?f37 ?f30 ?f31" draw:glue-point-leaving-directions="-90, -90, -90, -90, -90"><draw:equation draw:name="f0" draw:formula="0"/><draw:equation draw:name="f1" draw:formula="1961"/><draw:equation draw:name="f2" draw:formula="1966"/><draw:equation draw:name="f3" draw:formula="9"/><draw:equation draw:name="f4" draw:formula="1957"/><draw:equation draw:name="f5" draw:formula="1952"/><draw:equation draw:name="f6" draw:formula="?f2 - ?f0"/><draw:equation draw:name="f7" draw:formula="?f1 - ?f0"/><draw:equation draw:name="f8" draw:formula="?f7 / 1961"/><draw:equation draw:name="f9" draw:formula="?f6 / 1966"/><draw:equation draw:name="f10" draw:formula="9 * ?f7"/><draw:equation draw:name="f11" draw:formula="1966 * ?f6"/><draw:equation draw:name="f12" draw:formula="0 * ?f7"/><draw:equation draw:name="f13" draw:formula="1957 * ?f6"/><draw:equation draw:name="f14" draw:formula="1952 * ?f7"/><draw:equation draw:name="f15" draw:formula="0 * ?f6"/><draw:equation draw:name="f16" draw:formula="1961 * ?f7"/><draw:equation draw:name="f17" draw:formula="9 * ?f6"/><draw:equation draw:name="f18" draw:formula="?f10 / 1961"/><draw:equation draw:name="f19" draw:formula="?f11 / 1966"/><draw:equation draw:name="f20" draw:formula="?f12 / 1961"/><draw:equation draw:name="f21" draw:formula="?f13 / 1966"/><draw:equation draw:name="f22" draw:formula="?f14 / 1961"/><draw:equation draw:name="f23" draw:formula="?f15 / 1966"/><draw:equation draw:name="f24" draw:formula="?f16 / 1961"/><draw:equation draw:name="f25" draw:formula="?f17 / 1966"/><draw:equation draw:name="f26" draw:formula="0 / ?f8"/><draw:equation draw:name="f27" draw:formula="?f1 / ?f8"/><draw:equation draw:name="f28" draw:formula="0 / ?f9"/><draw:equation draw:name="f29" draw:formula="?f2 / ?f9"/><draw:equation draw:name="f30" draw:formula="?f18 / ?f8"/><draw:equation draw:name="f31" draw:formula="?f19 / ?f9"/><draw:equation draw:name="f32" draw:formula="?f20 / ?f8"/><draw:equation draw:name="f33" draw:formula="?f21 / ?f9"/><draw:equation draw:name="f34" draw:formula="?f22 / ?f8"/><draw:equation draw:name="f35" draw:formula="?f23 / ?f9"/><draw:equation draw:name="f36" draw:formula="?f24 / ?f8"/><draw:equation draw:name="f37" draw:formula="?f25 / ?f9"/></draw:enhanced-geometry></draw:custom-shape><draw:custom-shape svg:x="2.76042in" svg:y="0.1684in" svg:width="4.73438in" svg:height="4.74306in" draw:id="id6" draw:style-name="a7" draw:name="Vrije vorm 60"><svg:title/><svg:desc/><draw:enhanced-geometry draw:type="non-primitive" svg:viewBox="0 0 2727 2732" draw:enhanced-path="M ?f0 ?f2 L ?f0 ?f3 ?f4 ?f0 ?f1 ?f5 ?f0 ?f2 Z N" draw:text-areas="?f24 ?f26 ?f25 ?f27" draw:glue-points="?f28 ?f29 ?f28 ?f30 ?f31 ?f32 ?f33 ?f34 ?f28 ?f29" draw:glue-point-leaving-directions="-90, -90, -90, -90, -90"><draw:equation draw:name="f0" draw:formula="0"/><draw:equation draw:name="f1" draw:formula="2727"/><draw:equation draw:name="f2" draw:formula="2732"/><draw:equation draw:name="f3" draw:formula="2728"/><draw:equation draw:name="f4" draw:formula="2722"/><draw:equation draw:name="f5" draw:formula="5"/><draw:equation draw:name="f6" draw:formula="?f2 - ?f0"/><draw:equation draw:name="f7" draw:formula="?f1 - ?f0"/><draw:equation draw:name="f8" draw:formula="?f7 / 2727"/><draw:equation draw:name="f9" draw:formula="?f6 / 2732"/><draw:equation draw:name="f10" draw:formula="0 * ?f7"/><draw:equation draw:name="f11" draw:formula="2732 * ?f6"/><draw:equation draw:name="f12" draw:formula="2728 * ?f6"/><draw:equation draw:name="f13" draw:formula="2722 * ?f7"/><draw:equation draw:name="f14" draw:formula="0 * ?f6"/><draw:equation draw:name="f15" draw:formula="2727 * ?f7"/><draw:equation draw:name="f16" draw:formula="5 * ?f6"/><draw:equation draw:name="f17" draw:formula="?f10 / 2727"/><draw:equation draw:name="f18" draw:formula="?f11 / 2732"/><draw:equation draw:name="f19" draw:formula="?f12 / 2732"/><draw:equation draw:name="f20" draw:formula="?f13 / 2727"/><draw:equation draw:name="f21" draw:formula="?f14 / 2732"/><draw:equation draw:name="f22" draw:formula="?f15 / 2727"/><draw:equation draw:name="f23" draw:formula="?f16 / 2732"/><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9"/><draw:equation draw:name="f31" draw:formula="?f20 / ?f8"/><draw:equation draw:name="f32" draw:formula="?f21 / ?f9"/><draw:equation draw:name="f33" draw:formula="?f22 / ?f8"/><draw:equation draw:name="f34" draw:formula="?f23 / ?f9"/></draw:enhanced-geometry></draw:custom-shape></draw:g></draw:g><draw:frame draw:id="id9" draw:style-name="a8" draw:name="Tekstvak 61" svg:x="0.01041in" svg:y="5.29167in" svg:width="7.48403in" svg:height="4.14452in" style:rel-width="scale" style:rel-height="scale"><draw:text-box><text:p text:style-name="Geenafstand"><text:span text:style-name="T5">De Impact van Slechte Communicatie tussen Teams in Softwareontwikkelingsprojecten</text:span></text:p><text:p text:style-name="P6"><text:span text:style-name="T7">Semester 3 Applied Research</text:span></text:p></draw:text-box><svg:title/><svg:desc/></draw:frame></draw:g></text:p>
      <text:p text:style-name="P8"/>
      <text:p text:style-name="Standaard"/>
      <text:h text:style-name="Kop3" text:outline-level="3"><text:bookmark-start text:name="_Toc169985469"/>Inhoudsopgave<text:bookmark-end text:name="_Toc169985469"/></text:h>
      <text:table-of-content text:name="_TOC0">
        <text:table-of-content-source text:outline-level="3" text:use-outline-level="true" text:use-index-marks="false" text:use-index-source-styles="false" text:index-scope="document">
          <text:table-of-content-entry-template text:outline-level="1" text:style-name="Inhopg1">
            <text:index-entry-link-start/>
            <text:index-entry-text/>
            <text:index-entry-tab-stop style:leader-char="." style:type="right"/>
            <text:index-entry-page-number/>
            <text:index-entry-link-end/>
          </text:table-of-content-entry-template>
          <text:table-of-content-entry-template text:outline-level="2" text:style-name="Inhopg2">
            <text:index-entry-link-start/>
            <text:index-entry-text/>
            <text:index-entry-tab-stop style:leader-char="." style:type="right"/>
            <text:index-entry-page-number/>
            <text:index-entry-link-end/>
          </text:table-of-content-entry-template>
          <text:table-of-content-entry-template text:outline-level="3" text:style-name="Inhopg3">
            <text:index-entry-link-start/>
            <text:index-entry-text/>
            <text:index-entry-tab-stop style:leader-char="." style:type="right"/>
            <text:index-entry-page-number/>
            <text:index-entry-link-end/>
          </text:table-of-content-entry-template>
        </text:table-of-content-source>
        <text:index-body>
          <text:p text:style-name="Inhopg3"><text:a xlink:href="#_Toc169985469" office:target-frame-name="_top" xlink:show="replace"><text:span text:style-name="Hyperlink">Inhoudsopgave</text:span><text:tab/>1</text:a></text:p>
          <text:p text:style-name="Inhopg3"><text:a xlink:href="#_Toc169985470" office:target-frame-name="_top" xlink:show="replace"><text:span text:style-name="Hyperlink">Inleiding</text:span><text:tab/>2</text:a></text:p>
          <text:p text:style-name="Inhopg3"><text:a xlink:href="#_Toc169985471" office:target-frame-name="_top" xlink:show="replace"><text:span text:style-name="Hyperlink">Onderzoeksvragen</text:span><text:tab/>2</text:a></text:p>
          <text:p text:style-name="Inhopg3"><text:a xlink:href="#_Toc169985472" office:target-frame-name="_top" xlink:show="replace"><text:span text:style-name="Hyperlink">Methodologie</text:span><text:tab/>3</text:a></text:p>
          <text:p text:style-name="Inhopg3"><text:a xlink:href="#_Toc169985473" office:target-frame-name="_top" xlink:show="replace"><text:span text:style-name="Hyperlink">Welke specifieke soorten misverstanden komen het meest voor tussen verschillende teams in softwareontwikkelingsprojecten?</text:span><text:tab/>4</text:a></text:p>
          <text:p text:style-name="Inhopg3"><text:a xlink:href="#_Toc169985474" office:target-frame-name="_top" xlink:show="replace"><text:span text:style-name="Hyperlink">Hoe dragen communicatieproblemen bij aan vertragingen in softwareprojecten?</text:span><text:tab/>5</text:a></text:p>
          <text:p text:style-name="Inhopg3"><text:a xlink:href="#_Toc169985475" office:target-frame-name="_top" xlink:show="replace"><text:span text:style-name="Hyperlink">Welke strategieën kunnen worden ingezet om misverstanden en communicatieproblemen tussen teams te verminderen?</text:span><text:tab/>6</text:a></text:p>
          <text:p text:style-name="Inhopg3"><text:a xlink:href="#_Toc169985476" office:target-frame-name="_top" xlink:show="replace"><text:span text:style-name="Hyperlink">Resultaten Enquete:</text:span><text:tab/>6</text:a></text:p>
          <text:p text:style-name="Inhopg3"><text:a xlink:href="#_Toc169985477" office:target-frame-name="_top" xlink:show="replace"><text:span text:style-name="Hyperlink">Conclusie</text:span><text:tab/>8</text:a></text:p>
          <text:p text:style-name="Inhopg3"><text:a xlink:href="#_Toc169985478" office:target-frame-name="_top" xlink:show="replace"><text:span text:style-name="T9">Bibliografie</text:span><text:tab/>9</text:a></text:p>
        </text:index-body>
      </text:table-of-content>
      <text:p text:style-name="Standaard"/>
      <text:p text:style-name="Standaard"/>
      <text:p text:style-name="P10"/>
      <text:h text:style-name="P11" text:outline-level="3"><text:bookmark-start text:name="_Toc169648894"/><text:bookmark-start text:name="_Toc169985470"/>Inleiding<text:bookmark-end text:name="_Toc169648894"/><text:bookmark-end text:name="_Toc169985470"/></text:h>
      <text:p text:style-name="P12">In softwareontwikkeling is effectieve samenwerking binnen teams en tussen verschillende teams van cruciaal belang voor het succes van een project. Communicatie speelt hierbij een sleutelrol, omdat het de basis vormt voor het delen van kennis, het coördineren van activiteiten, en het oplossen van problemen. Slechte communicatie kan echter leiden tot misverstanden, fouten, en vertragingen, die de voortgang en uiteindelijke uitkomst van een project negatief beïnvloeden.</text:p>
      <text:p text:style-name="P13">Dit onderzoek richt zich op het identificeren van de oorzaken en gevolgen van communicatieproblemen tussen teams in softwareontwikkelingsprojecten. We zullen onderzoeken hoe misverstanden en gebrekkige communicatie kunnen leiden tot fouten en vertragingen, en welke strategieën kunnen worden toegepast om deze problemen te verminderen.</text:p>
      <text:p text:style-name="P14"/>
      <text:h text:style-name="P15" text:outline-level="3"><text:bookmark-start text:name="_Toc169648895"/><text:bookmark-start text:name="_Toc169985471"/>Onderzoeksvragen<text:bookmark-end text:name="_Toc169648895"/><text:bookmark-end text:name="_Toc169985471"/></text:h>
      <text:h text:style-name="P16" text:outline-level="4">Hoofdvraag:</text:h>
      <text:p text:style-name="P17">Hoe kunnen misverstanden en gebrekkige communicatie tussen teams leiden tot fouten en vertragingen in de oplevering van softwareprojecten?</text:p>
      <text:h text:style-name="P18" text:outline-level="4">Deelvragen:</text:h>
      <text:list text:style-name="LFO1" text:continue-numbering="true">
        <text:list-item>
          <text:p text:style-name="P19">Welke specifieke soorten misverstanden komen het meest voor tussen verschillende teams in softwareontwikkelingsprojecten?</text:p>
        </text:list-item>
        <text:list-item>
          <text:p text:style-name="P20">Hoe dragen communicatieproblemen bij aan vertragingen in softwareprojecten?</text:p>
        </text:list-item>
        <text:list-item>
          <text:p text:style-name="P21">Welke strategieën kunnen worden ingezet om misverstanden en communicatieproblemen tussen teams te verminderen?</text:p>
        </text:list-item>
      </text:list>
      <text:p text:style-name="P22"/>
      <text:p text:style-name="P23"/>
      <text:p text:style-name="P24"/>
      <text:p text:style-name="P25"/>
      <text:p text:style-name="P26"/>
      <text:p text:style-name="P27"/>
      <text:p text:style-name="P28"/>
      <text:h text:style-name="P29" text:outline-level="3"><text:bookmark-start text:name="_Toc169648896"/><text:bookmark-start text:name="_Toc169985472"/><text:soft-page-break/>Methodologie<text:bookmark-end text:name="_Toc169648896"/><text:bookmark-end text:name="_Toc169985472"/></text:h>
      <text:p text:style-name="P30">Ik maak gebruik van het DOT-framework voor dit onderzoek om kwaliteit en geloofwaardigheid van het onderzoek te garanderen. Voor dit onderzoek maak ik gebruik van de volgende methodes:</text:p>
      <text:h text:style-name="P31" text:outline-level="4">Literature Study</text:h>
      <text:p text:style-name="P32">Ik heb op het internet gezocht naar forums, artikelen en blogs over de ervaringen van ontwikkelaars die wel of niet te maken hebben gehad met communicatieproblemen in hun team.</text:p>
      <text:h text:style-name="P33" text:outline-level="4">Enquête</text:h>
      <text:p text:style-name="P34">Ik heb een enquête gemaakt en deze rondgestuurd om hun ervaringen te ontdekken.</text:p>
      <text:list text:style-name="LFO2" text:continue-numbering="true">
        <text:list-item>
          <text:p text:style-name="P35">Hoe zou je de algemene communicatie binnen je team omschrijven? Geef specifieke voorbeelden om je beoordeling te ondersteunen.</text:p>
        </text:list-item>
        <text:list-item>
          <text:p text:style-name="P36">Hoe vaak en op welke manieren communiceer je met andere teamleden over project gerelateerde zaken?</text:p>
        </text:list-item>
        <text:list-item>
          <text:p text:style-name="P37">Kun je een situatie beschrijven waarin conflicterende ideeën, meningen of oplossingen binnen je team de voortgang van een project hebben vertraagd? Hoe werd dit aangepakt?</text:p>
        </text:list-item>
        <text:list-item>
          <text:p text:style-name="P38">Welke ervaringen heb je met misverstanden als gevolg van culturele of taalbarrières in je team? Hoe beïnvloedden deze misverstanden het project?</text:p>
        </text:list-item>
        <text:list-item>
          <text:p text:style-name="P39">Hoe adequaat vind je de huidige communicatiesystemen en -tools die je team gebruikt? Kun je voorbeelden geven van situaties waarin deze systemen goed of slecht werkten?</text:p>
        </text:list-item>
        <text:list-item>
          <text:p text:style-name="P40">Kun je voorbeelden geven van momenten waarop onduidelijke communicatie of vertraagde feedback vertragingen in je werk hebben veroorzaakt?</text:p>
        </text:list-item>
        <text:list-item>
          <text:p text:style-name="P41">Heb je ooit werk opnieuw moeten doen vanwege miscommunicatie over projectvereisten? Zo ja, kun je beschrijven wat er mis ging en hoe het werd opgelost?</text:p>
        </text:list-item>
        <text:list-item>
          <text:p text:style-name="P42">Hoe beïnvloedt slechte communicatie de moraal en productiviteit van je team? Kun je specifieke situaties beschrijven?</text:p>
        </text:list-item>
      </text:list>
      <text:p text:style-name="P43"/>
      <text:p text:style-name="P44"/>
      <text:p text:style-name="P45"/>
      <text:p text:style-name="P46"/>
      <text:h text:style-name="P47" text:outline-level="3"><text:bookmark-start text:name="_Toc169648897"/><text:bookmark-start text:name="_Toc169985473"/><text:soft-page-break/>Welke specifieke soorten misverstanden komen het meest voor tussen verschillende teams in softwareontwikkelingsprojecten?<text:bookmark-end text:name="_Toc169648897"/><text:bookmark-end text:name="_Toc169985473"/></text:h>
      <text:h text:style-name="P48" text:outline-level="4">Conflicterende Ideeën, Meningen en Oplossingen voor Problemen.</text:h>
      <text:p text:style-name="P49">Wanneer teamleden verschillende standpunten hebben en moeite hebben om overeenstemming te bereiken, kan dit spanning, vertragingen en verminderde samenwerking veroorzaken. Onopgeloste conflicten kunnen ook leiden tot verwarring over projectdoelen, vereisten en prioriteiten, wat uiteindelijk de voortgang en de kwaliteit van het eindproduct belemmert.</text:p>
      <text:h text:style-name="P50" text:outline-level="4">Culturele- of Taalbarrières.</text:h>
      <text:p text:style-name="P51">Misverstanden door verschillen in taalvaardigheid, culturele normen of communicatiestijlen kunnen leiden tot verwarring, fouten en verminderde productiviteit. Bovendien kunnen culturele verschillen spanning of conflicten tussen teamleden veroorzaken, waardoor het moeilijk is om vertrouwen op te bouwen, effectief samen te werken en projectdoelen te bereiken.</text:p>
      <text:h text:style-name="P52" text:outline-level="4">Slechte of Ongemakkelijke Communicatiesystemen, -processen of -platforms.</text:h>
      <text:p text:style-name="P53">Wanneer tools moeilijk te gebruiken zijn, de nodige functies missen of niet goed integreren met andere systemen, kan dit leiden tot gemiste berichten, vertragingen en frustratie onder teamleden. Inefficiënte communicatieprocessen, zoals onduidelijke richtlijnen voor wanneer en hoe te communiceren, kunnen verwarring, dubbele inspanningen en verminderde productiviteit veroorzaken.</text:p>
      <text:p text:style-name="P54"/>
      <text:p text:style-name="P55"/>
      <text:p text:style-name="P56"/>
      <text:p text:style-name="P57"/>
      <text:p text:style-name="P58"/>
      <text:p text:style-name="P59"/>
      <text:p text:style-name="P60"/>
      <text:p text:style-name="P61"/>
      <text:p text:style-name="P62"/>
      <text:p text:style-name="P63"/>
      <text:p text:style-name="P64"/>
      <text:h text:style-name="P65" text:outline-level="3"><text:bookmark-start text:name="_Toc169648898"/><text:bookmark-start text:name="_Toc169985474"/><text:soft-page-break/>Hoe dragen communicatieproblemen bij aan vertragingen in softwareprojecten?<text:bookmark-end text:name="_Toc169648898"/><text:bookmark-end text:name="_Toc169985474"/></text:h>
      <text:p text:style-name="P66">Communicatieproblemen kunnen een aanzienlijke impact hebben op de voortgang en oplevering van softwareprojecten. Vertragingen in de communicatie leiden direct tot vertragingen in het project zelf. Dit kan op verschillende manieren gebeuren:</text:p>
      <text:list text:style-name="LFO3" text:continue-numbering="true">
        <text:list-item>
          <text:p text:style-name="P67"><text:span text:style-name="T68">Vertraging in Besluitvorming</text:span></text:p>
        </text:list-item>
      </text:list>
      <text:p text:style-name="P69">Wanneer belangrijke informatie niet tijdig wordt gedeeld, moeten ontwikkelaars wachten op goedkeuringen, feedback of aanvullende gegevens voordat ze verder kunnen met hun werk. Deze wachttijd zorgt voor stilstand in het project, wat de planning en deadlines in gevaar brengt.</text:p>
      <text:list text:style-name="LFO3" text:continue-numbering="true">
        <text:list-item>
          <text:p text:style-name="P70"><text:span text:style-name="T71">Fouten en Herwerk</text:span></text:p>
        </text:list-item>
      </text:list>
      <text:p text:style-name="P72">Onvoldoende of onduidelijke communicatie kan leiden tot misverstanden over de projectvereisten. Ontwikkelaars kunnen hierdoor onderdelen verkeerd implementeren, wat resulteert in fouten die later hersteld moeten worden. Dit herwerk kost extra tijd en middelen, wat de projectvoortgang verder vertraagt.</text:p>
      <text:list text:style-name="LFO3" text:continue-numbering="true">
        <text:list-item>
          <text:p text:style-name="P73"><text:span text:style-name="T74">Frustratie en Morale</text:span></text:p>
        </text:list-item>
      </text:list>
      <text:p text:style-name="P75">Slechte communicatie kan leiden tot frustratie en ontevredenheid binnen het team. Wanneer teamleden niet goed op de hoogte zijn van de voortgang of verwachtingen, kan dit leiden tot verwarring en stress. Deze negatieve sfeer heeft een directe invloed op de efficiëntie en productiviteit van het team.</text:p>
      <text:list text:style-name="LFO3" text:continue-numbering="true">
        <text:list-item>
          <text:p text:style-name="P76"><text:span text:style-name="T77">Onvoldoende Samenwerking</text:span></text:p>
        </text:list-item>
      </text:list>
      <text:p text:style-name="P78">Effectieve samenwerking vereist duidelijke en regelmatige communicatie. Wanneer communicatiekanalen slecht zijn ingesteld of niet goed worden gebruikt, kunnen teamleden niet efficiënt samenwerken. Dit resulteert in duplicatie van werk, gemiste kansen voor synergie en uiteindelijk vertragingen.</text:p>
      <text:list text:style-name="LFO3" text:continue-numbering="true">
        <text:list-item>
          <text:p text:style-name="P79"><text:span text:style-name="T80">Inconsistente Documentatie</text:span></text:p>
        </text:list-item>
      </text:list>
      <text:p text:style-name="P81">Gebrekkige communicatie leidt vaak tot inconsistente of ontbrekende documentatie. Zonder nauwkeurige en up-to-date documentatie kunnen ontwikkelaars moeite hebben om de projectvereisten en -specificaties te begrijpen, wat leidt tot fouten en vertragingen.</text:p>
      <text:p text:style-name="P82"/>
      <text:p text:style-name="P83"/>
      <text:p text:style-name="P84"/>
      <text:h text:style-name="P85" text:outline-level="3"><text:bookmark-start text:name="_Toc169648899"/><text:bookmark-start text:name="_Toc169985475"/><text:soft-page-break/>Welke strategieën kunnen worden ingezet om misverstanden en communicatieproblemen tussen teams te verminderen?<text:bookmark-end text:name="_Toc169648899"/><text:bookmark-end text:name="_Toc169985475"/></text:h>
      <text:p text:style-name="P86">Het is voor een bedrijf bijvoorbeeld mogelijk om een offshore software ontwikkelingspartner in te schakelen. Een offshore software ontwikkelingspartner is een extern bedrijf of een team van ontwikkelaars gevestigd in een ander land.<text:s/></text:p>
      <text:p text:style-name="P87">Deze partners bieden diensten zoals softwareontwikkeling, onderhoud, ondersteuning en andere IT-gerelateerde activiteiten, vaak met een focus op efficiëntie, kwaliteit en communicatie om samenwerking op afstand succesvol te maken.</text:p>
      <text:p text:style-name="P88">Offshore ontwikkelingspartners zijn goed in het bevorderen van communicatie door gebruik te maken van een paar technieken. Zo is het bijvoorbeeld mogelijk voor een bedrijf om een partner in bijvoorbeeld de Filipijnen te kiezen, waar Engelse vaardigheid hoog is. Ook beschikken deze partners over robuuste, moderne communicatie- en samenwerkingsplatforms.</text:p>
      <text:p text:style-name="P89"/>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h text:style-name="P104" text:outline-level="3"><text:bookmark-start text:name="_Toc169985476"/><text:soft-page-break/>Resultaten Enquete:<text:bookmark-end text:name="_Toc169985476"/></text:h>
      <text:p text:style-name="Standaard"><text:span text:style-name="T105">Algemene Communicatie Binnen het Team</text:span></text:p>
      <text:p text:style-name="P106">De algemene communicatie binnen teams wordt als twijfelachtig en vaak verwarrend ervaren. Hoewel er regelmatig communicatie plaatsvindt, is deze vaak op het laatste moment en onsamenhangend. Voorbeelden van problemen zijn situaties waarin belangrijke wijzigingen in projectvereisten te laat worden gedeeld, wat leidt tot haastwerk en fouten.</text:p>
      <text:p text:style-name="P107"><text:span text:style-name="T108">Frequentie en Manieren van Communicatie</text:span></text:p>
      <text:p text:style-name="P109">Teamleden communiceren doorgaans 2-3 keer per week over projectgerelateerde zaken, voornamelijk via WhatsApp, bellen, Slack, Jira, Confluence en Microsoft Teams. Dagelijkse updates worden vaak via chatdiensten gedeeld, terwijl uitgebreide vergaderingen wekelijks plaatsvinden.</text:p>
      <text:p text:style-name="P110"><text:span text:style-name="T111">Conflicterende Ideeën en Meningen</text:span></text:p>
      <text:p text:style-name="P112">Conflicterende ideeën, meningen en oplossingen binnen teams vertragen vaak de voortgang van projecten. Voorbeelden hiervan zijn onenigheid over de architectuur van een module, de keuze van een UI-framework of de selectie van een database. Deze conflicten worden doorgaans aangepakt door extra vergaderingen en evaluaties om tot een consensus te komen.</text:p>
      <text:p text:style-name="P113"><text:span text:style-name="T114">Culturele en Taalbarrières</text:span></text:p>
      <text:p text:style-name="P115">Misverstanden door culturele en taalbarrières komen voor, zij het niet bij iedereen. Wanneer ze voorkomen, leiden ze tot verwarring en fouten in de projectimplementatie. Teams proberen deze problemen op te lossen door meer visuele documentatie te gebruiken en vertalers in te schakelen waar nodig.</text:p>
      <text:p text:style-name="P116"><text:span text:style-name="T117">Adequaatheid van Communicatiesystemen en -tools</text:span></text:p>
      <text:p text:style-name="P118">De gebruikte communicatiesystemen en -tools worden als functioneel, maar niet optimaal ervaren. Tools zoals Slack en Microsoft Teams werken goed voor snelle communicatie, maar er zijn klachten over trage en slecht geïntegreerde systemen zoals Jira. Er is ook kritiek op verouderde tools die niet voor iedereen toegankelijk zijn, wat communicatie via indirecte wegen noodzakelijk maakt.</text:p>
      <text:p text:style-name="P119"><text:span text:style-name="T120">Ongelijke Communicatie en Vertragingen</text:span></text:p>
      <text:p text:style-name="P121">Onduidelijke communicatie of vertraagde feedback veroorzaken regelmatig vertragingen. Voorbeelden hiervan zijn late feedback van klanten, onduidelijke specificaties die tot herwerk leiden, en belangrijke beslissingen die te laat worden gedeeld, wat extra overwerk noodzakelijk maakt.</text:p>
      <text:p text:style-name="P122"><text:span text:style-name="T123">Herwerken van Werk door Miscommunicatie</text:span></text:p>
      <text:soft-page-break/>
      <text:p text:style-name="P124">Werk moet vaak opnieuw worden gedaan vanwege miscommunicatie over projectvereisten. Voorbeelden hiervan zijn onjuiste interpretaties van specificaties en miscommunicatie over compatibiliteitseisen. Teams proberen dit op te lossen door nauwkeuriger documentatie en dubbele controle van vereisten.</text:p>
      <text:p text:style-name="P125"><text:span text:style-name="T126">Invloed van Slechte Communicatie op Moraal en Productiviteit</text:span></text:p>
      <text:p text:style-name="P127">Slechte communicatie heeft een negatieve invloed op de moraal en productiviteit van teams. Het veroorzaakt frustratie, ontevredenheid, een negatieve sfeer en een afname van de bereidheid tot samenwerking. Specifieke situaties omvatten verwarring over verantwoordelijkheden en een gebrek aan coördinatie, wat leidt tot dubbele inspanningen en demotivatie.</text:p>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h text:style-name="P141" text:outline-level="3"><text:bookmark-start text:name="_Toc169648900"/><text:bookmark-start text:name="_Toc169985477"/>Conclusie<text:bookmark-end text:name="_Toc169648900"/><text:bookmark-end text:name="_Toc169985477"/></text:h>
      <text:p text:style-name="P142">Communicatieproblemen vormen een aanzienlijke uitdaging in softwareontwikkelingsprojecten en kunnen op diverse manieren bijdragen aan vertragingen en inefficiëntie. De meest voorkomende misverstanden tussen verschillende teams in softwareontwikkeling zijn conflicterende ideeën, meningen en oplossingen voor problemen, culturele- of taalbarrières, en slechte of ongemakkelijke communicatiesystemen, -processen of -platforms.</text:p>
      <text:p text:style-name="P143">Samengevat is het verbeteren van communicatie cruciaal voor het succes van softwareontwikkelingsprojecten. Door de juiste strategieën toe te<text:s/><text:soft-page-break/>passen, kunnen bedrijven de negatieve impact van communicatieproblemen minimaliseren, de efficiëntie verhogen en de kans op tijdige en kwalitatieve oplevering van projecten vergroten.</text:p>
      <text:p text:style-name="P144"/>
      <text:p text:style-name="P145"/>
      <text:p text:style-name="P146"/>
      <text:p text:style-name="P147"/>
      <text:h text:style-name="P148" text:outline-level="3"/>
      <text:h text:style-name="P149" text:outline-level="3"><text:bookmark-start text:name="_Toc169648901"/><text:bookmark-start text:name="_Toc169985478"/>Bibliografie<text:bookmark-end text:name="_Toc169648901"/><text:bookmark-end text:name="_Toc169985478"/></text:h>
      <text:p text:style-name="Normaalweb"><text:span text:style-name="T150">Full Scale. "Communication Problems in Software Development." Full Scale Blog,<text:s/></text:span><text:a xlink:href="https://fullscale.io/blog/communication-problems-in-software-development/" office:target-frame-name="_top" xlink:show="replace"><text:span text:style-name="T151">https://fullscale.io/blog/communication-problems-in-software-development/</text:span></text:a><text:span text:style-name="T152">. Geraadpleegd op 19-6-2024.</text:span></text:p>
      <text:p text:style-name="Normaalweb"><text:span text:style-name="T153">Entrision. "Communicating Delays in a Software Development Project."<text:s/></text:span><text:span text:style-name="T154">Entrision Blog,<text:s/></text:span><text:a xlink:href="https://entrision.com/blog/communicating-delays-in-a-software-development-project/" office:target-frame-name="_top" xlink:show="replace"><text:span text:style-name="T155">https://entrision.com/blog/communicating-delays-in-a-software-development-project/</text:span></text:a><text:span text:style-name="T156">. Geraadpleegd op 19-6-2024.</text:span></text:p>
      <text:p text:style-name="Normaalweb"><text:span text:style-name="T157">Emotional Intelligence Consulting Inc. "Examples of Misunderstandings Between Teams."<text:s/></text:span><text:span text:style-name="T158">LinkedIn,<text:s/></text:span><text:a xlink:href="https://www.linkedin.com/pulse/examples-misunderstandings-between" office:target-frame-name="_top" xlink:show="replace"><text:span text:style-name="T159">https://www.linkedin.com/pulse/examples-misunderstandings-between</text:span></text:a><text:span text:style-name="T160">. Geraadpleegd op 19-6-2024.</text:span></text:p>
      <text:p text:style-name="Normaalweb"><text:span text:style-name="T161">Velvetech. "11 Challenges Causing Software Project Delays."<text:s/></text:span><text:span text:style-name="T162">Velvetech Blog,<text:s/></text:span><text:a xlink:href="https://www.velvetech.com/blog/11-challenges-causing-software-project-delays/" office:target-frame-name="_top" xlink:show="replace"><text:span text:style-name="T163">https://www.velvetech.com/blog/11-challenges-causing-software-project-delays/</text:span></text:a><text:span text:style-name="T164">. Geraadpleegd op<text:s/></text:span><text:span text:style-name="T165">19-6-2024.</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Kop2" style:display-name="Kop 2" style:family="paragraph" style:parent-style-name="Standaard" style:next-style-name="Standaard"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Kop3" style:display-name="Kop 3" style:family="paragraph" style:parent-style-name="Standaard" style:next-style-name="Standaard"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Kop4" style:display-name="Kop 4" style:family="paragraph" style:parent-style-name="Standaard" style:next-style-name="Standaard"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Kop5" style:display-name="Kop 5" style:family="paragraph" style:parent-style-name="Standaard" style:next-style-name="Standaard" style:default-outline-level="5">
      <style:paragraph-properties fo:keep-with-next="always" fo:keep-together="always" fo:margin-top="0.0555in" fo:margin-bottom="0.0277in"/>
      <style:text-properties style:font-name-asian="Times New Roman" fo:color="#0F4761"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sian="Times New Roman" fo:color="#595959" fo:hyphenate="false"/>
    </style:style>
    <style:style style:name="Kop8" style:display-name="Kop 8" style:family="paragraph" style:parent-style-name="Standaard" style:next-style-name="Standaard"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Kop9" style:display-name="Kop 9" style:family="paragraph" style:parent-style-name="Standaard" style:next-style-name="Standaard" style:default-outline-level="9">
      <style:paragraph-properties fo:keep-with-next="always" fo:keep-together="always" fo:margin-bottom="0in"/>
      <style:text-properties style:font-name-asian="Times New Roman" fo:color="#272727"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Aptos Display" style:font-name-asian="Times New Roman" style:font-name-complex="Times New Roman" fo:color="#0F4761" fo:font-size="20pt" style:font-size-asian="20pt" style:font-size-complex="20pt"/>
    </style:style>
    <style:style style:name="Kop2Char" style:display-name="Kop 2 Char" style:family="text" style:parent-style-name="Standaardalinea-lettertype">
      <style:text-properties style:font-name="Aptos Display" style:font-name-asian="Times New Roman" style:font-name-complex="Times New Roman" fo:color="#0F4761" fo:font-size="16pt" style:font-size-asian="16pt" style:font-size-complex="16pt"/>
    </style:style>
    <style:style style:name="Kop3Char" style:display-name="Kop 3 Char" style:family="text" style:parent-style-name="Standaardalinea-lettertype">
      <style:text-properties style:font-name-asian="Times New Roman" style:font-name-complex="Times New Roman" fo:color="#0F4761" fo:font-size="14pt" style:font-size-asian="14pt" style:font-size-complex="14pt"/>
    </style:style>
    <style:style style:name="Kop4Char" style:display-name="Kop 4 Char" style:family="text" style:parent-style-name="Standaardalinea-lettertype">
      <style:text-properties style:font-name-asian="Times New Roman" style:font-name-complex="Times New Roman" fo:font-style="italic" style:font-style-asian="italic" style:font-style-complex="italic" fo:color="#0F4761"/>
    </style:style>
    <style:style style:name="Kop5Char" style:display-name="Kop 5 Char" style:family="text" style:parent-style-name="Standaardalinea-lettertype">
      <style:text-properties style:font-name-asian="Times New Roman" style:font-name-complex="Times New Roman" fo:color="#0F4761"/>
    </style:style>
    <style:style style:name="Kop6Char" style:display-name="Kop 6 Char" style:family="text" style:parent-style-name="Standaardalinea-lettertype">
      <style:text-properties style:font-name-asian="Times New Roman" style:font-name-complex="Times New Roman" fo:font-style="italic" style:font-style-asian="italic" style:font-style-complex="italic" fo:color="#595959"/>
    </style:style>
    <style:style style:name="Kop7Char" style:display-name="Kop 7 Char" style:family="text" style:parent-style-name="Standaardalinea-lettertype">
      <style:text-properties style:font-name-asian="Times New Roman" style:font-name-complex="Times New Roman" fo:color="#595959"/>
    </style:style>
    <style:style style:name="Kop8Char" style:display-name="Kop 8 Char" style:family="text" style:parent-style-name="Standaardalinea-lettertype">
      <style:text-properties style:font-name-asian="Times New Roman" style:font-name-complex="Times New Roman" fo:font-style="italic" style:font-style-asian="italic" style:font-style-complex="italic" fo:color="#272727"/>
    </style:style>
    <style:style style:name="Kop9Char" style:display-name="Kop 9 Char" style:family="text" style:parent-style-name="Standaardalinea-lettertype">
      <style:text-properties style:font-name-asian="Times New Roman" style:font-name-complex="Times New Roman" fo:color="#272727"/>
    </style:style>
    <style:style style:name="Titel" style:display-name="Titel" style:family="paragraph" style:parent-style-name="Standaard" style:next-style-name="Standaard">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elChar" style:display-name="Titel Char" style:family="text" style:parent-style-name="Standaardalinea-lettertype">
      <style:text-properties style:font-name="Aptos Display" style:font-name-asian="Times New Roman" style:font-name-complex="Times New Roman" fo:letter-spacing="-0.0069in" style:letter-kerning="true" fo:font-size="28pt" style:font-size-asian="28pt" style:font-size-complex="28pt"/>
    </style:style>
    <style:style style:name="Ondertitel" style:display-name="Ondertitel" style:family="paragraph" style:parent-style-name="Standaard" style:next-style-name="Standaard">
      <style:text-properties style:font-name-asian="Times New Roman" fo:color="#595959" fo:letter-spacing="0.0104in" fo:font-size="14pt" style:font-size-asian="14pt" style:font-size-complex="14pt" fo:hyphenate="false"/>
    </style:style>
    <style:style style:name="OndertitelChar" style:display-name="Ondertitel Char" style:family="text" style:parent-style-name="Standaardalinea-lettertype">
      <style:text-properties style:font-name-asian="Times New Roman" style:font-name-complex="Times New Roman" fo:color="#595959" fo:letter-spacing="0.0104in" fo:font-size="14pt" style:font-size-asian="14pt" style:font-size-complex="14pt"/>
    </style:style>
    <style:style style:name="Citaat" style:display-name="Citaat" style:family="paragraph" style:parent-style-name="Standaard" style:next-style-name="Standaard">
      <style:paragraph-properties fo:text-align="center" fo:margin-top="0.1111in"/>
      <style:text-properties fo:font-style="italic" style:font-style-asian="italic" style:font-style-complex="italic" fo:color="#404040" fo:hyphenate="false"/>
    </style:style>
    <style:style style:name="CitaatChar" style:display-name="Citaat Char" style:family="text" style:parent-style-name="Standaardalinea-lettertype">
      <style:text-properties fo:font-style="italic" style:font-style-asian="italic" style:font-style-complex="italic" fo:color="#404040"/>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Intensievebenadrukking" style:display-name="Intensieve benadrukking" style:family="text" style:parent-style-name="Standaardalinea-lettertype">
      <style:text-properties fo:font-style="italic" style:font-style-asian="italic" style:font-style-complex="italic" fo:color="#0F4761"/>
    </style:style>
    <style:style style:name="Duidelijkcitaat" style:display-name="Duidelijk citaat" style:family="paragraph" style:parent-style-name="Standaard" style:next-style-name="Standa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DuidelijkcitaatChar" style:display-name="Duidelijk citaat Char" style:family="text" style:parent-style-name="Standaardalinea-lettertype">
      <style:text-properties fo:font-style="italic" style:font-style-asian="italic" style:font-style-complex="italic" fo:color="#0F4761"/>
    </style:style>
    <style:style style:name="Intensieveverwijzing" style:display-name="Intensieve verwijzing" style:family="text" style:parent-style-name="Standaardalinea-lettertype">
      <style:text-properties fo:font-weight="bold" style:font-weight-asian="bold" style:font-weight-complex="bold" fo:font-variant="small-caps" fo:color="#0F4761" fo:letter-spacing="0.0034in"/>
    </style:style>
    <style:style style:name="Geenafstand" style:display-name="Geen afstand" style:family="paragraph">
      <style:paragraph-properties fo:margin-bottom="0in" fo:line-height="100%"/>
      <style:text-properties style:font-name-asian="Times New Roman" style:letter-kerning="false" fo:font-size="11pt" style:font-size-asian="11pt" style:font-size-complex="11pt" style:language-asian="nl" style:country-asian="NL" fo:hyphenate="false"/>
    </style:style>
    <style:style style:name="GeenafstandChar" style:display-name="Geen afstand Char" style:family="text" style:parent-style-name="Standaardalinea-lettertype">
      <style:text-properties style:font-name-asian="Times New Roman" style:letter-kerning="false" fo:font-size="11pt" style:font-size-asian="11pt" style:font-size-complex="11pt" style:language-asian="nl" style:country-asian="NL"/>
    </style:style>
    <style:style style:name="Koptekst" style:display-name="Kop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tekstChar" style:display-name="Koptekst Char" style:family="text" style:parent-style-name="Standaardalinea-lettertype"/>
    <style:style style:name="Voettekst" style:display-name="Voettekst" style:family="paragraph" style:parent-style-name="Standaard">
      <style:paragraph-properties fo:margin-bottom="0in" fo:line-height="100%">
        <style:tab-stops>
          <style:tab-stop style:type="center" style:position="3.15in"/>
          <style:tab-stop style:type="right" style:position="6.3in"/>
        </style:tab-stops>
      </style:paragraph-properties>
      <style:text-properties fo:hyphenate="false"/>
    </style:style>
    <style:style style:name="VoettekstChar" style:display-name="Voettekst Char" style:family="text" style:parent-style-name="Standaardalinea-lettertype"/>
    <style:style style:name="Kopvaninhoudsopgave" style:display-name="Kop van inhoudsopgave" style:family="paragraph" style:parent-style-name="Kop1" style:next-style-name="Standaard" style:default-outline-level="1">
      <style:paragraph-properties fo:margin-top="0.1666in" fo:margin-bottom="0in" fo:line-height="105%"/>
      <style:text-properties style:letter-kerning="false" fo:font-size="16pt" style:font-size-asian="16pt" style:font-size-complex="16pt" style:language-asian="nl" style:country-asian="NL" fo:hyphenate="false"/>
    </style:style>
    <style:style style:name="Inhopg3" style:display-name="Inhopg 3" style:family="paragraph" style:parent-style-name="Standaard" style:next-style-name="Standaard" style:auto-update="true">
      <style:paragraph-properties fo:margin-bottom="0.0694in" fo:margin-left="0.3333in">
        <style:tab-stops>
          <style:tab-stop style:type="right" style:leader-style="dotted" style:leader-text="." style:position="5.9597in"/>
        </style:tab-stops>
      </style:paragraph-properties>
      <style:text-properties style:font-name="Verdana" fo:hyphenate="false"/>
    </style:style>
    <style:style style:name="Hyperlink" style:display-name="Hyperlink" style:family="text" style:parent-style-name="Standaardalinea-lettertype">
      <style:text-properties fo:color="#467886"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605E5C" fo:background-color="#E1DFDD"/>
    </style:style>
    <style:style style:name="Normaalweb" style:display-name="Normaal (web)" style:family="paragraph" style:parent-style-name="Standaard">
      <style:paragraph-properties fo:margin-top="0.0694in" fo:margin-bottom="0.0694in" fo:line-height="100%"/>
      <style:text-properties style:font-name="Times New Roman" style:font-name-asian="Times New Roman" style:letter-kerning="false" style:language-asian="nl" style:country-asian="NL" fo:hyphenate="false"/>
    </style:style>
    <style:style style:name="Zwaar" style:display-name="Zwaar" style:family="text" style:parent-style-name="Standaardalinea-lettertype">
      <style:text-properties fo:font-weight="bold" style:font-weight-asian="bold" style:font-weight-complex="bold"/>
    </style:style>
    <style:style style:name="Inhopg1" style:display-name="Inhopg 1" style:family="paragraph" style:parent-style-name="Standaard" style:next-style-name="Standaard" style:auto-update="true">
      <style:paragraph-properties fo:margin-bottom="0.0694in"/>
      <style:text-properties fo:hyphenate="false"/>
    </style:style>
    <style:style style:name="Inhopg2" style:display-name="Inhopg 2" style:family="paragraph" style:parent-style-name="Standaard" style:next-style-name="Standaard" style:auto-update="true">
      <style:paragraph-properties fo:margin-bottom="0.0694in" fo:margin-left="0.1666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2" style:family="text">
      <style:text-properties style:font-name="Courier New"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draw:gradient draw:name="a1" draw:style="linear" draw:angle="3480" draw:start-color="#457c94" draw:end-color="#08233e" draw:start-intensity="100%" draw:end-intensity="100%"/>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list-format-name="NLF2"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number text:level="3"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list-format-name="NLF2"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7" style:num-suffix="." style:num-list-format-name="NLF2"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list-format-name="NLF2"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list-format-name="NLF2"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style>
    <number:num-list-format style:name="NLF0">
      <number:num-list-label text:level="1"/>
      <number:text>%1%.</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Standaard" style:family="paragraph">
      <style:paragraph-properties fo:border-top="0.0069in solid #7F7F7F" fo:border-left="none" fo:border-bottom="none" fo:border-right="none" fo:padding-top="0.0138in" fo:padding-left="0in" fo:padding-bottom="0in" fo:padding-right="0in" style:shadow="none" fo:text-align="center"/>
    </style:style>
    <style:style style:name="T3" style:parent-style-name="Standaardalinea-lettertype" style:family="text">
      <style:text-properties fo:color="#E97132"/>
    </style:style>
    <style:style style:family="graphic" style:name="a0">
      <style:graphic-properties fo:wrap-option="wrap" fo:padding-top="0in" fo:padding-bottom="0in" fo:padding-left="0.1in" fo:padding-right="0.1in" draw:textarea-vertical-align="top" draw:textarea-horizontal-align="left" style:wrap="run-through" style:run-through="foreground" draw:fill="none" draw:stroke="none"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footer>
        <text:p text:style-name="Voettekst"><draw:custom-shape svg:width="0.61875in" svg:height="0.20903in" draw:z-index="251659264" draw:id="id0" draw:style-name="a0" draw:transform="translate(-0.30937in -0.10451in) rotate(-3.14159) translate(0.30935in 0.1045in)" draw:name="Rechthoek 1" text:anchor-type="paragraph"><svg:title/><svg:desc/><text:p text:style-name="P2"><text:span text:style-name="T3"><text:page-number text:fixed="false">2</text:page-number></text:span></text:p><draw:enhanced-geometry draw:type="non-primitive" svg:viewBox="0 0 21600 21600" draw:enhanced-path="M 0 0 L 21600 0 21600 21600 0 21600 Z N" draw:mirror-horizontal="true"/></draw:custom-shap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De Impact van Slechte Communicatie tussen Teams in Softwareontwikkelingsprojecten</dc:title>
    <dc:description/>
    <dc:subject>Semester 3 Applied Research</dc:subject>
    <meta:initial-creator>Stijn Hoi</meta:initial-creator>
    <dc:creator>Stijn Hoi</dc:creator>
    <meta:creation-date>2024-06-18T12:48:00Z</meta:creation-date>
    <dc:date>2024-06-22T20:58:00Z</dc:date>
    <meta:template xlink:href="Normal" xlink:type="simple"/>
    <meta:editing-cycles>7</meta:editing-cycles>
    <meta:editing-duration>PT38280S</meta:editing-duration>
    <meta:document-statistic meta:page-count="10" meta:paragraph-count="25" meta:word-count="1966" meta:character-count="12754" meta:row-count="90" meta:non-whitespace-character-count="10813"/>
  </office:meta>
</office:document-meta>
</file>